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Arial, Helvetica, sans-serif"/>
    <style:font-face style:name="CYQRZV+CMR12" svg:font-family="CYQRZV+CMR12" style:font-family-generic="roman"/>
    <style:font-face style:name="RCBFSO+CMTI12" svg:font-family="RCBFSO+CMTI12" style:font-family-generic="roman"/>
    <style:font-face style:name="RHZSJT+CMBX12" svg:font-family="RHZSJT+CMBX12" style:font-family-generic="roman"/>
    <style:font-face style:name="TMCDBM+CMSY8" svg:font-family="TMCDBM+CMSY8" style:font-family-generic="roman"/>
    <style:font-face style:name="XXXLIZ+CMR8" svg:font-family="XXXLIZ+CMR8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97e" officeooo:paragraph-rsid="0006497e"/>
    </style:style>
    <style:style style:name="P2" style:family="paragraph" style:parent-style-name="Standard">
      <style:text-properties officeooo:rsid="0006497e" officeooo:paragraph-rsid="00343f5b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5c428d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20880f" officeooo:paragraph-rsid="005c428d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2a6af0" officeooo:paragraph-rsid="005c428d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2b54a5" officeooo:paragraph-rsid="005c428d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efa0d" officeooo:paragraph-rsid="005c428d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303510" officeooo:paragraph-rsid="005c428d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346cf0" officeooo:paragraph-rsid="005c428d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06497e" officeooo:paragraph-rsid="003f47cd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06497e" officeooo:paragraph-rsid="004bf0c9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5c428d" officeooo:paragraph-rsid="005c428d"/>
    </style:style>
    <style:style style:name="P13" style:family="paragraph" style:parent-style-name="Standard">
      <style:text-properties style:font-name="Liberation Serif" officeooo:paragraph-rsid="002a6af0" fo:background-color="transparent"/>
    </style:style>
    <style:style style:name="P14" style:family="paragraph" style:parent-style-name="Standard">
      <style:text-properties style:font-name="Liberation Serif" officeooo:paragraph-rsid="000762f5" fo:background-color="transparent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20880f" officeooo:paragraph-rsid="0020880f" fo:background-color="transparent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20880f" officeooo:paragraph-rsid="004202e1" fo:background-color="transparent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20880f" officeooo:paragraph-rsid="005d723a" fo:background-color="transparent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20880f" officeooo:paragraph-rsid="005c428d" fo:background-color="transparent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2a6af0" officeooo:paragraph-rsid="002a6af0" fo:background-color="transparent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2a6af0" officeooo:paragraph-rsid="005c428d" fo:background-color="transparent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384c12" officeooo:paragraph-rsid="00384c12" fo:background-color="transparent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384c12" officeooo:paragraph-rsid="0040b88f" fo:background-color="transparent"/>
    </style:style>
    <style:style style:name="P23" style:family="paragraph" style:parent-style-name="Standard">
      <style:text-properties style:font-name="Liberation Serif" officeooo:paragraph-rsid="00598d1a" fo:background-color="transparent"/>
    </style:style>
    <style:style style:name="P24" style:family="paragraph" style:parent-style-name="Standard">
      <style:text-properties style:font-name="Liberation Serif" officeooo:paragraph-rsid="004202e1" fo:background-color="transparent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4bf0c9" officeooo:paragraph-rsid="004bf0c9" fo:background-color="transparent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06497e" officeooo:paragraph-rsid="004bf0c9" fo:background-color="transparent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4f13d8" officeooo:paragraph-rsid="00598d1a" fo:background-color="transparent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5c428d" officeooo:paragraph-rsid="005c428d" fo:background-color="transparent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paragraph-rsid="005c428d" fo:background-color="transparent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2b54a5" officeooo:paragraph-rsid="005c428d" fo:background-color="transparent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2efa0d" officeooo:paragraph-rsid="005c428d" fo:background-color="transparent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31360e" officeooo:paragraph-rsid="005c428d" fo:background-color="transparent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303510" officeooo:paragraph-rsid="005c428d" fo:background-color="transparent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346cf0" officeooo:paragraph-rsid="005c428d" fo:background-color="transparent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6152fe" officeooo:paragraph-rsid="006152fe" fo:background-color="transparent"/>
    </style:style>
    <style:style style:name="P36" style:family="paragraph" style:parent-style-name="Standard">
      <style:text-properties officeooo:rsid="000762f5" officeooo:paragraph-rsid="000aafed" fo:background-color="transparen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762f5" style:font-size-asian="12pt"/>
    </style:style>
    <style:style style:name="T3" style:family="text">
      <style:text-properties fo:font-size="12pt" officeooo:rsid="0015eed9" style:font-size-asian="12pt"/>
    </style:style>
    <style:style style:name="T4" style:family="text">
      <style:text-properties fo:font-size="12pt" officeooo:rsid="0016de16" style:font-size-asian="12pt"/>
    </style:style>
    <style:style style:name="T5" style:family="text">
      <style:text-properties fo:font-size="12pt" officeooo:rsid="00188a7e" style:font-size-asian="12pt"/>
    </style:style>
    <style:style style:name="T6" style:family="text">
      <style:text-properties fo:font-size="12pt" officeooo:rsid="001941f8" style:font-size-asian="12pt"/>
    </style:style>
    <style:style style:name="T7" style:family="text">
      <style:text-properties fo:font-size="12pt" officeooo:rsid="001a01f1" style:font-size-asian="12pt"/>
    </style:style>
    <style:style style:name="T8" style:family="text">
      <style:text-properties fo:font-size="12pt" officeooo:rsid="001ac24f" style:font-size-asian="12pt"/>
    </style:style>
    <style:style style:name="T9" style:family="text">
      <style:text-properties fo:font-size="12pt" officeooo:rsid="001ba1cf" style:font-size-asian="12pt"/>
    </style:style>
    <style:style style:name="T10" style:family="text">
      <style:text-properties fo:font-size="12pt" officeooo:rsid="00260c58" style:font-size-asian="12pt"/>
    </style:style>
    <style:style style:name="T11" style:family="text">
      <style:text-properties fo:font-size="12pt" officeooo:rsid="0026dad8" style:font-size-asian="12pt"/>
    </style:style>
    <style:style style:name="T12" style:family="text">
      <style:text-properties fo:font-size="12pt" officeooo:rsid="002796d9" style:font-size-asian="12pt"/>
    </style:style>
    <style:style style:name="T13" style:family="text">
      <style:text-properties fo:font-size="12pt" officeooo:rsid="00295175" style:font-size-asian="12pt"/>
    </style:style>
    <style:style style:name="T14" style:family="text">
      <style:text-properties fo:font-size="12pt" officeooo:rsid="002a6af0" style:font-size-asian="12pt"/>
    </style:style>
    <style:style style:name="T15" style:family="text">
      <style:text-properties fo:font-size="12pt" officeooo:rsid="004365ac" style:font-size-asian="12pt"/>
    </style:style>
    <style:style style:name="T16" style:family="text">
      <style:text-properties fo:font-size="12pt" officeooo:rsid="0050e9fd" style:font-size-asian="12pt"/>
    </style:style>
    <style:style style:name="T17" style:family="text">
      <style:text-properties fo:font-size="12pt" officeooo:rsid="005293a1" style:font-size-asian="12pt"/>
    </style:style>
    <style:style style:name="T18" style:family="text">
      <style:text-properties fo:font-size="12pt" officeooo:rsid="0057a477" style:font-size-asian="12pt"/>
    </style:style>
    <style:style style:name="T19" style:family="text">
      <style:text-properties fo:font-size="12pt" officeooo:rsid="005c20b5" style:font-size-asian="12pt"/>
    </style:style>
    <style:style style:name="T20" style:family="text">
      <style:text-properties fo:font-size="12pt" style:text-underline-style="none" officeooo:rsid="001a01f1" style:font-size-asian="12pt"/>
    </style:style>
    <style:style style:name="T21" style:family="text">
      <style:text-properties fo:font-size="12pt" style:text-underline-style="none" officeooo:rsid="0058b71c" style:font-size-asian="12pt"/>
    </style:style>
    <style:style style:name="T22" style:family="text">
      <style:text-properties fo:font-size="12pt" style:text-underline-style="none" officeooo:rsid="005d723a" style:font-size-asian="12pt"/>
    </style:style>
    <style:style style:name="T23" style:family="text">
      <style:text-properties fo:font-size="12pt" fo:background-color="transparent" loext:char-shading-value="0" style:font-size-asian="12pt"/>
    </style:style>
    <style:style style:name="T24" style:family="text">
      <style:text-properties fo:font-size="8pt" style:font-size-asian="8pt"/>
    </style:style>
    <style:style style:name="T25" style:family="text">
      <style:text-properties officeooo:rsid="002370df"/>
    </style:style>
    <style:style style:name="T26" style:family="text">
      <style:text-properties officeooo:rsid="002a6af0"/>
    </style:style>
    <style:style style:name="T27" style:family="text">
      <style:text-properties officeooo:rsid="002b54a5"/>
    </style:style>
    <style:style style:name="T28" style:family="text">
      <style:text-properties officeooo:rsid="002eb78d"/>
    </style:style>
    <style:style style:name="T29" style:family="text">
      <style:text-properties officeooo:rsid="002efa0d"/>
    </style:style>
    <style:style style:name="T30" style:family="text">
      <style:text-properties officeooo:rsid="0039b3cb"/>
    </style:style>
    <style:style style:name="T31" style:family="text">
      <style:text-properties officeooo:rsid="0047ba21"/>
    </style:style>
    <style:style style:name="T32" style:family="text">
      <style:text-properties style:use-window-font-color="true" fo:font-size="12pt" officeooo:rsid="0026dad8" style:font-size-asian="12pt"/>
    </style:style>
    <style:style style:name="T33" style:family="text">
      <style:text-properties officeooo:rsid="005c20b5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0c5119" fo:background-color="transparent" loext:char-shading-value="0"/>
    </style:style>
    <style:style style:name="T36" style:family="text">
      <style:text-properties officeooo:rsid="002b54a5" fo:background-color="transparent" loext:char-shading-value="0"/>
    </style:style>
    <style:style style:name="T37" style:family="text">
      <style:text-properties officeooo:rsid="005c20b5" fo:background-color="transparent" loext:char-shading-value="0"/>
    </style:style>
    <style:style style:name="T38" style:family="text">
      <style:text-properties officeooo:rsid="00065f88" fo:background-color="transparent" loext:char-shading-value="0"/>
    </style:style>
    <style:style style:name="T39" style:family="text">
      <style:text-properties officeooo:rsid="002370df" fo:background-color="transparent" loext:char-shading-value="0"/>
    </style:style>
    <style:style style:name="T40" style:family="text">
      <style:text-properties officeooo:rsid="003d3360" fo:background-color="transparent" loext:char-shading-value="0"/>
    </style:style>
    <style:style style:name="T41" style:family="text">
      <style:text-properties officeooo:rsid="00632581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PID14</text:p>
      <text:p text:style-name="P1"/>
      <text:p text:style-name="P2">The starting struc<text:span text:style-name="T34">tures </text:span><text:span text:style-name="T35">with varying amounts of ions</text:span><text:span text:style-name="T34"> were constructed </text:span><text:span text:style-name="T35">using</text:span><text:span text:style-name="T34"> the CHARMM-GUI Membrane Builder (</text:span><text:a xlink:type="simple" xlink:href="http://www.charmm-gui.org/"><text:span text:style-name="T34">http://www.charmm-gui.org/</text:span></text:a><text:span text:style-name="T34">) online tool </text:span><text:span text:style-name="T36">[</text:span><text:span text:style-name="T37">ii</text:span><text:span text:style-name="T36">]</text:span><text:span text:style-name="T34">. </text:span><text:span text:style-name="T38">The GROMACS compatible force field parameters were generated as in [34]. </text:span><text:span text:style-name="T34">The TIP3P water model was used to solvate the system. </text:span><text:span text:style-name="T39">Ions were described by AMBER99SB-ILDN force field [</text:span><text:span text:style-name="T37">iii</text:span><text:span text:style-name="T39">]. All runs were performed with Gromacs 5.0.3 software package[</text:span><text:span text:style-name="T37">v</text:span><text:span text:style-name="T39">] and LIPID14 force field parameters for POPC [</text:span><text:span text:style-name="T37">iv</text:span><text:span text:style-name="T39">]. Bilayers with 128 POPC lipids were hydrated wit</text:span><text:span text:style-name="T41">s</text:span><text:span text:style-name="T39">h 5200 (40 water molecules/lipid) and 6400 (50 waters molecules/lipid) for ion-free/NaCl and CaCl2 systems, respectively. </text:span></text:p>
      <text:p text:style-name="P36"/>
      <text:p text:style-name="P13"><text:span text:style-name="T15">H</text:span><text:span text:style-name="T2">-</text:span><text:span text:style-name="T1">bond lengths were constrained with LINCS</text:span><text:span text:style-name="T13">[10,11]</text:span><text:span text:style-name="T1">.</text:span><text:span text:style-name="T24"> </text:span><text:span text:style-name="T1">The temperatures of the lipids and the solvent were separately coupled to the Nose</text:span><text:span text:style-name="T3">-</text:span><text:span text:style-name="T1">Hoover</text:span><text:span text:style-name="T10">[26,27]</text:span><text:span text:style-name="T1"> thermostat</text:span><text:span text:style-name="T24"> </text:span><text:span text:style-name="T1">with a target temperature of </text:span><text:span text:style-name="T3">298.15</text:span><text:span text:style-name="T1"> K and a </text:span><text:span text:style-name="T8">relaxation</text:span><text:span text:style-name="T1"> time constant of 0.</text:span><text:span text:style-name="T3">1</text:span><text:span text:style-name="T1"> ps. Semi-isotropical pressure coupling to 1 bar was obtained with the Parrinello-Rahman barostat</text:span><text:span text:style-name="T11">[23]</text:span><text:span text:style-name="T24"> </text:span><text:span text:style-name="T1">with a time constant of </text:span><text:span text:style-name="T4">2</text:span><text:span text:style-name="T1"> ps. Equations of motion were integrated with the </text:span><text:span text:style-name="T9">Verlet</text:span><text:span text:style-name="T1"> algorithm</text:span><text:span text:style-name="T14">[</text:span><text:span text:style-name="T19">i</text:span><text:span text:style-name="T14">]</text:span><text:span text:style-name="T1"> using a timestep of 2 fs. Long-range electrostatic interactions were calculated using the PME</text:span><text:span text:style-name="T12">[12,13]</text:span><text:span text:style-name="T1"> method</text:span><text:span text:style-name="T24"> </text:span><text:span text:style-name="T1">with a fourth order smoothing spline. A real space cut-o</text:span><text:span text:style-name="T5">ff</text:span><text:span text:style-name="T1"> of 1.0 nm was employed with grid spacing of 0.12 nm in the reciprocal space. Lennard-Jones potentials were cut-</text:span><text:span text:style-name="T5">off</text:span><text:span text:style-name="T1"> at 1 nm, with a dispersion correction applied to both energy and pressure. </text:span><text:span text:style-name="T6">Verlet cutoff-scheme</text:span><text:span text:style-name="T14">[</text:span><text:span text:style-name="T19">i</text:span><text:span text:style-name="T14">]</text:span><text:span text:style-name="T6"> </text:span><text:span text:style-name="T1">were used with </text:span><text:span text:style-name="T7">the long-range neighbor list updated every </text:span><text:span text:style-name="T6">2</text:span><text:span text:style-name="T7">0 steps.</text:span><text:span text:style-name="T20"> </text:span><text:span text:style-name="T21">Coordinates were written every 10 ps.</text:span></text:p>
      <text:p text:style-name="P14"><text:span text:style-name="T7"/></text:p>
      <text:p text:style-name="P15">After energy minimization and an equilibration run of 5 ns, 200ns production runs were performed and <text:span text:style-name="T31">analysed. In case of the CaCl2 systems only </text:span>the last 100ns of each simulation was employed for the analysis.</text:p>
      <text:p text:style-name="P19"/>
      <text:p text:style-name="P21">ULMSCHNIDER</text:p>
      <text:p text:style-name="P21"/>
      <text:p text:style-name="P10"><text:span text:style-name="T34">The starting structures </text:span><text:span text:style-name="T35">with varying amounts of ions</text:span><text:span text:style-name="T34"> were constructed </text:span><text:span text:style-name="T35">using</text:span><text:span text:style-name="T34"> the CHARMM-GUI Membrane Builder (</text:span><text:a xlink:type="simple" xlink:href="http://www.charmm-gui.org/"><text:span text:style-name="T34">http://www.charmm-gui.org/</text:span></text:a><text:span text:style-name="T34">) online tool </text:span><text:span text:style-name="T36">[ii]</text:span><text:span text:style-name="T34">. </text:span><text:span text:style-name="T40">The force field parameters were obtained from Lipidbook [28]. </text:span><text:span text:style-name="T34">The TIP3P water model was used to solvate the system. </text:span></text:p>
      <text:p text:style-name="P21"/>
      <text:p text:style-name="P22">Additionally, the simulations of ion-free bilayer were repeated with both Verlet and Group cutoff-schemes. <text:span text:style-name="T30">There was no significant difference in headgroup order parameters between these cutoff-schemes. All runs were performed with Gromacs 5.0.3 software package[v]. Bilayers with 128 POPC lipids were hydrated with 5200 (40 water molecules/lipid).</text:span></text:p>
      <text:p text:style-name="P22"/>
      <text:p text:style-name="P23"><text:span text:style-name="T2">All-</text:span><text:span text:style-name="T1">bond lengths were constrained with LINCS</text:span><text:span text:style-name="T13">[10,11]</text:span><text:span text:style-name="T1">.</text:span><text:span text:style-name="T24"> </text:span><text:span text:style-name="T1">The temperatures of the lipids and the solvent were separately coupled to the Nose</text:span><text:span text:style-name="T3">-</text:span><text:span text:style-name="T1">Hoover</text:span><text:span text:style-name="T10">[26,27]</text:span><text:span text:style-name="T1"> thermostat</text:span><text:span text:style-name="T24"> </text:span><text:span text:style-name="T1">with a target temperature of </text:span><text:span text:style-name="T3">298.15</text:span><text:span text:style-name="T1"> K and a </text:span><text:span text:style-name="T8">relaxation</text:span><text:span text:style-name="T1"> time constant of 0.</text:span><text:span text:style-name="T3">1</text:span><text:span text:style-name="T1"> ps. Semi-isotropical pressure coupling to 1 bar was obtained with the Parrinello-Rahman barostat</text:span><text:span text:style-name="T11">[</text:span><text:span text:style-name="T32">23</text:span><text:span text:style-name="T11">]</text:span><text:span text:style-name="T24"> </text:span><text:span text:style-name="T1">with a time constant of </text:span><text:span text:style-name="T4">2</text:span><text:span text:style-name="T1"> ps. Equations of motion were integrated with the </text:span><text:span text:style-name="T9">Verlet</text:span><text:span text:style-name="T1"> algorithm</text:span><text:span text:style-name="T14">[</text:span><text:span text:style-name="T19">i</text:span><text:span text:style-name="T14">]</text:span><text:span text:style-name="T1"> using a timestep of 2 fs. Long-range electrostatic interactions were calculated using the PME</text:span><text:span text:style-name="T12">[12,13]</text:span><text:span text:style-name="T1"> method</text:span><text:span text:style-name="T24"> </text:span><text:span text:style-name="T1">with a fourth order smoothing spline. A real space cut-o</text:span><text:span text:style-name="T5">ff</text:span><text:span text:style-name="T1"> of 1.0 nm was employed with grid spacing of 0.12 nm in the reciprocal space. Lennard-Jones potentials were cut-</text:span><text:span text:style-name="T5">off</text:span><text:span text:style-name="T1"> at 1 nm, with a dispersion correction applied to both energy and pressure. </text:span><text:span text:style-name="T6">Verlet cutoff-scheme</text:span><text:span text:style-name="T14">[</text:span><text:span text:style-name="T19">i</text:span><text:span text:style-name="T14">]</text:span><text:span text:style-name="T6"> </text:span><text:span text:style-name="T1">were used with </text:span><text:span text:style-name="T7">the long-range neighbor list updated every </text:span><text:span text:style-name="T6">2</text:span><text:span text:style-name="T7">0 steps. </text:span><text:span text:style-name="T21">Coordinates were written every 10 ps.</text:span></text:p>
      <text:p text:style-name="P24"><text:span text:style-name="T7"/></text:p>
      <text:p text:style-name="P16">After energy minimization and an equilibration run of 5 ns, 200ns production runs were performed and the last 100ns of each simulation was employed for the analysis.</text:p>
      <text:p text:style-name="P16"/>
      <text:p text:style-name="P25">CHARMM36</text:p>
      <text:p text:style-name="P35">#that is how I did CHARMM simulations. Please add it to your description. </text:p>
      <text:p text:style-name="P11"><text:soft-page-break/><text:span text:style-name="T34">The starting structures </text:span><text:span text:style-name="T35">with varying amounts of ions</text:span><text:span text:style-name="T34"> were constructed </text:span><text:span text:style-name="T35">using</text:span><text:span text:style-name="T34"> the CHARMM-GUI Membrane Builder (</text:span><text:a xlink:type="simple" xlink:href="http://www.charmm-gui.org/"><text:span text:style-name="T34">http://www.charmm-gui.org/</text:span></text:a><text:span text:style-name="T34">) online tool </text:span><text:span text:style-name="T36">[ii]</text:span><text:span text:style-name="T34">. </text:span></text:p>
      <text:p text:style-name="P25"/>
      <text:p text:style-name="P26"><text:span text:style-name="T25">All runs were performed with Gromacs 5.0.3 software package[v] and CHARMM36 additive force field parameters obtained from CHARMM-GUI input files [iv]. Bilayers with 128 POPC lipids were hydrated with 6400 (50 water molecules/lipid) for simulations with CaCl2. </text:span></text:p>
      <text:p text:style-name="P26"/>
      <text:p text:style-name="P27">All simulations with CaCl2 were performed with standard <text:span text:style-name="T25">CHARMM-GUI </text:span>mdp options. Particularly, <text:span text:style-name="T1">h</text:span><text:span text:style-name="T2">-</text:span><text:span text:style-name="T1">bond lengths were constrained with LINCS</text:span><text:span text:style-name="T13">[10,11]</text:span><text:span text:style-name="T1">.</text:span><text:span text:style-name="T24"> </text:span><text:span text:style-name="T1">The temperatures of the lipids and the solvent were separately coupled to the Nose</text:span><text:span text:style-name="T3">-</text:span><text:span text:style-name="T1">Hoover</text:span><text:span text:style-name="T10">[26,27]</text:span><text:span text:style-name="T1"> thermostat</text:span><text:span text:style-name="T24"> </text:span><text:span text:style-name="T1">with a target temperature of 303 K and a </text:span><text:span text:style-name="T8">relaxation</text:span><text:span text:style-name="T1"> time constant of 1.0 ps. Semi-isotropical pressure coupling to 1 bar was obtained with the Parrinello-Rahman barostat</text:span><text:span text:style-name="T11">[23]</text:span><text:span text:style-name="T24"> </text:span><text:span text:style-name="T1">with a time constant of 5 ps. Equations of motion were integrated with the </text:span><text:span text:style-name="T9">Verlet</text:span><text:span text:style-name="T1"> algorithm</text:span><text:span text:style-name="T14">[</text:span><text:span text:style-name="T19">i</text:span><text:span text:style-name="T14">]</text:span><text:span text:style-name="T1"> using a timestep of 2 fs. Long-range electrostatic interactions were calculated using the PME</text:span><text:span text:style-name="T12">[12,13]</text:span><text:span text:style-name="T1"> method</text:span><text:span text:style-name="T24"> </text:span><text:span text:style-name="T1">with a fourth order smoothing spline. A real space cut-o</text:span><text:span text:style-name="T5">ff</text:span><text:span text:style-name="T1"> of 1.2 nm was employed with grid spacing of 0.12 nm in the reciprocal space. Lennard-Jones </text:span><text:span text:style-name="T18">interactions</text:span><text:span text:style-name="T1"> were </text:span><text:span text:style-name="T17">smoothly </text:span><text:span text:style-name="T18">swithced to zero</text:span><text:span text:style-name="T1"> </text:span><text:span text:style-name="T17">between 1.0 nm and</text:span><text:span text:style-name="T1"> 1.</text:span><text:span text:style-name="T16">2</text:span><text:span text:style-name="T1"> nm. </text:span><text:span text:style-name="T6">Verlet cutoff-scheme</text:span><text:span text:style-name="T14">[</text:span><text:span text:style-name="T19">i</text:span><text:span text:style-name="T14">]</text:span><text:span text:style-name="T6"> </text:span><text:span text:style-name="T1">were used with </text:span><text:span text:style-name="T7">the long-range neighbor list updated every </text:span><text:span text:style-name="T6">2</text:span><text:span text:style-name="T7">0 steps. </text:span><text:span text:style-name="T21">Coordinates were written every 10 ps.</text:span></text:p>
      <text:p text:style-name="P27"/>
      <text:p text:style-name="P17"><text:span text:style-name="T21">After energy minimization and an equilibration run of </text:span><text:span text:style-name="T22">0.5</text:span><text:span text:style-name="T21"> ns, 200ns production runs were performed and the last 100ns of each simulation was employed for the analysis.</text:span></text:p>
      <text:p text:style-name="P26"/>
      <text:p text:style-name="P28">References</text:p>
      <text:p text:style-name="P35">#reverences with Roman numerals are new and with usual numerals are from Nmrlipids proj. I (I didn't change the numbers). </text:p>
      <text:p text:style-name="P28"/>
      <text:p text:style-name="P29"><text:span text:style-name="T26">[i] </text:span><text:bookmark text:name="ti000005"/>A flexible algorithm for calculating pair interactions on SIMD architectures.</text:p>
      <text:p text:style-name="P20">Pall and Hess, 2013</text:p>
      <text:p text:style-name="P5"><text:a xlink:type="simple" xlink:href="http://www.sciencedirect.com/science/article/pii/S0010465513001975"><text:span text:style-name="T34">http://www.sciencedirect.com/science/article/pii/S0010465513001975</text:span></text:a></text:p>
      <text:p text:style-name="P20"/>
      <text:p text:style-name="P29"><text:span text:style-name="T27">[ii] </text:span>CHARMM-GUI Input Generator for NAMD, GROMACS, AMBER, OpenMM, and CHARMM/OpenMM Simulations Using the CHARMM36 Additive Force Field</text:p>
      <text:p text:style-name="P30">Lee et al., 2015</text:p>
      <text:p text:style-name="P6"><text:a xlink:type="simple" xlink:href="http://pubs.acs.org/doi/10.1021/acs.jctc.5b00935"><text:span text:style-name="T34">http://pubs.acs.org/doi/10.1021/acs.jctc.5b00935</text:span></text:a></text:p>
      <text:p text:style-name="P30"/>
      <text:p text:style-name="P30">[<text:span text:style-name="T33">iii</text:span>] Improved side-chain torsion potentials for the Amber ff99SB protein force field</text:p>
      <text:p text:style-name="P30">Lindorff-Larsen <text:span text:style-name="T28">et al., 2010</text:span></text:p>
      <text:p text:style-name="P7"><text:a xlink:type="simple" xlink:href="http://onlinelibrary.wiley.com/doi/10.1002/prot.22711/full"><text:span text:style-name="T34">http://onlinelibrary.wiley.com/doi/10.1002/prot.22711/full</text:span></text:a></text:p>
      <text:p text:style-name="P31"/>
      <text:p text:style-name="P30">[<text:span text:style-name="T33">iv</text:span>] <text:span text:style-name="T29">Lipid14: The Amber Lipid Force Field</text:span></text:p>
      <text:p text:style-name="P32">Dickson et al., 2014</text:p>
      <text:p text:style-name="P8"><text:a xlink:type="simple" xlink:href="http://pubs.acs.org/doi/abs/10.1021/ct4010307"><text:span text:style-name="T34">http://pubs.acs.org/doi/abs/10.1021/ct4010307</text:span></text:a></text:p>
      <text:p text:style-name="P33"/>
      <text:p text:style-name="P29"><text:span text:style-name="T27">[v] </text:span><text:bookmark text:name="article-title-1"/>GROMACS 4.5: a high-throughput and highly parallel open source molecular simulation toolkit</text:p>
      <text:p text:style-name="P34">Pronk et al., 2013</text:p>
      <text:p text:style-name="P9"><text:a xlink:type="simple" xlink:href="http://bioinformatics.oxfordjournals.org/content/early/2013/02/21/bioinformatics.btt055.short"><text:span text:style-name="T34">http://bioinformatics.oxfordjournals.org/content/early/2013/02/21/bioinformatics.btt055.short</text:span></text:a></text:p>
      <text:p text:style-name="P34"/>
      <text:p text:style-name="P18"><text:span text:style-name="T1">(10) Hess, B.; Bekker, H.; Berendsen, H. J. C.; Fraaije, J. G. E. M. J. Comput. Chem. 1997,</text:span></text:p>
      <text:p text:style-name="P29"><text:span text:style-name="T1">18, 1463-1472.</text:span></text:p>
      <text:p text:style-name="P29"><text:span text:style-name="T1"/></text:p>
      <text:p text:style-name="P18"><text:span text:style-name="T1">(11) Hess, B. J. Chem. Theory Comput. 2008, 4, 116-122.</text:span></text:p>
      <text:p text:style-name="P18"><text:span text:style-name="T1"/></text:p>
      <text:p text:style-name="P4"><text:soft-page-break/><text:span text:style-name="T23">(12) Darden, T.; York, </text:span><text:span text:style-name="T1">D.; Pedersen, L. J. Chem. Phys. 1993, 98, 10089-10092.</text:span></text:p>
      <text:p text:style-name="P4"><text:span text:style-name="T1"/></text:p>
      <text:p text:style-name="P4"><text:span text:style-name="T1">(13) Essman, U. L.; Perera, M. L.; Berkowitz, M. L.; Larden, T.; Lee, H.; Pedersen, L. G.</text:span></text:p>
      <text:p text:style-name="P3"><text:span text:style-name="T1">J. Chem. Phys. 1995, 103, 8577-8592.</text:span></text:p>
      <text:p text:style-name="P3"><text:span text:style-name="T1"/></text:p>
      <text:p text:style-name="P4"><text:span text:style-name="T1">(23) Parrinello, M.; Rahman, A. J. Appl. Phys. 1981, 52, 7182-7190.</text:span></text:p>
      <text:p text:style-name="P4"><text:span text:style-name="T1"/></text:p>
      <text:p text:style-name="P4"><text:span text:style-name="T1">(26) Nose, S. Mol. Phys. 1984, 52, 255-268.</text:span></text:p>
      <text:p text:style-name="P4"><text:span text:style-name="T1"/></text:p>
      <text:p text:style-name="P4"><text:span text:style-name="T1">(27) Hoover, W. G. Phys. Rev. A 1985, 31, 1695-1697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, Arial, Helvetica, sans-serif"/>
    <style:font-face style:name="CYQRZV+CMR12" svg:font-family="CYQRZV+CMR12" style:font-family-generic="roman"/>
    <style:font-face style:name="RCBFSO+CMTI12" svg:font-family="RCBFSO+CMTI12" style:font-family-generic="roman"/>
    <style:font-face style:name="RHZSJT+CMBX12" svg:font-family="RHZSJT+CMBX12" style:font-family-generic="roman"/>
    <style:font-face style:name="TMCDBM+CMSY8" svg:font-family="TMCDBM+CMSY8" style:font-family-generic="roman"/>
    <style:font-face style:name="XXXLIZ+CMR8" svg:font-family="XXXLIZ+CMR8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4:12:44.254575529</meta:creation-date>
    <dc:date>2015-12-10T16:08:33.025760733</dc:date>
    <meta:editing-duration>P2DT1H39M55S</meta:editing-duration>
    <meta:editing-cycles>89</meta:editing-cycles>
    <meta:generator>LibreOffice/4.2.8.2$Linux_X86_64 LibreOffice_project/420m0$Build-2</meta:generator>
    <meta:print-date>2015-12-10T14:29:54.073425785</meta:print-date>
    <meta:document-statistic meta:table-count="0" meta:image-count="0" meta:object-count="0" meta:page-count="3" meta:paragraph-count="41" meta:word-count="970" meta:character-count="6626" meta:non-whitespace-character-count="5691"/>
  </office:meta>
</office:document-meta>
</file>